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4pt" fo:font-weight="bold" officeooo:rsid="00116789" officeooo:paragraph-rsid="00116789" style:font-size-asian="12.25pt" style:font-weight-asian="bold" style:font-size-complex="14pt" style:font-weight-complex="bold"/>
    </style:style>
    <style:style style:name="P2" style:family="paragraph" style:parent-style-name="Standard">
      <style:text-properties style:font-name="Carlito" fo:font-size="14pt" fo:font-weight="bold" officeooo:rsid="00132b95" officeooo:paragraph-rsid="00132b95" style:font-size-asian="12.25pt" style:font-weight-asian="bold" style:font-size-complex="14pt" style:font-weight-complex="bold"/>
    </style:style>
    <style:style style:name="P3" style:family="paragraph" style:parent-style-name="Standard">
      <style:text-properties style:font-name="Carlito" fo:font-size="14pt" fo:font-weight="bold" officeooo:rsid="00134494" officeooo:paragraph-rsid="00134494" style:font-size-asian="14pt" style:font-weight-asian="bold" style:font-size-complex="14pt" style:font-weight-complex="bold"/>
    </style:style>
    <style:style style:name="P4" style:family="paragraph" style:parent-style-name="Standard">
      <style:text-properties style:font-name="Carlito" fo:font-size="12pt" fo:font-weight="normal" officeooo:rsid="00132b95" officeooo:paragraph-rsid="00132b95" style:font-size-asian="10.5pt" style:font-weight-asian="normal" style:font-size-complex="12pt" style:font-weight-complex="normal"/>
    </style:style>
    <style:style style:name="P5" style:family="paragraph" style:parent-style-name="Standard">
      <style:text-properties style:font-name="Carlito" fo:font-size="12pt" fo:font-weight="normal" officeooo:rsid="00134494" officeooo:paragraph-rsid="00134494" style:font-size-asian="10.5pt" style:font-weight-asian="normal" style:font-size-complex="12pt" style:font-weight-complex="normal"/>
    </style:style>
    <style:style style:name="P6" style:family="paragraph" style:parent-style-name="Standard">
      <style:text-properties style:font-name="Carlito" fo:font-size="12pt" fo:language="en" fo:country="US" fo:font-weight="normal" officeooo:rsid="00116789" officeooo:paragraph-rsid="00116789" style:font-size-asian="10.5pt" style:font-weight-asian="normal" style:font-size-complex="12pt" style:font-weight-complex="normal"/>
    </style:style>
    <style:style style:name="P7" style:family="paragraph" style:parent-style-name="Standard">
      <style:text-properties style:font-name="Carlito" fo:font-size="12pt" fo:language="en" fo:country="US" fo:font-weight="normal" officeooo:rsid="00134494" officeooo:paragraph-rsid="00134494" style:font-size-asian="10.5pt" style:font-weight-asian="normal" style:font-size-complex="12pt" style:font-weight-complex="normal"/>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bak of using the whole dataset all at once:</text:p>
      <text:p text:style-name="P2"/>
      <text:p text:style-name="P4">computationly expensive</text:p>
      <text:p text:style-name="P4">error on dealing with difficult samples</text:p>
      <text:p text:style-name="P4"/>
      <text:p text:style-name="P4"><text:tab/>solution:</text:p>
      <text:p text:style-name="P4">take batches (subset) then calculates the loss function for each subset</text:p>
      <text:p text:style-name="P4"/>
      <text:p text:style-name="P4"/>
      <text:p text:style-name="P3">Fully connected layer</text:p>
      <text:p text:style-name="P5"/>
      <text:p text:style-name="P7">a neural network in which each input node is connected to each output node.</text:p>
      <text:p text:style-name="P1"/>
      <text:p text:style-name="P1"/>
      <text:p text:style-name="P1">Activation function</text:p>
      <text:p text:style-name="P1"/>
      <text:p text:style-name="P6">When the input is negative, ReLU is not fully functional, which means when it comes to the wrong number installed, ReLU will die. This problem is also known as the Dead Neurons problem. While you are forward propagation process, not a problem.</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09:59:18.287673529</meta:creation-date>
    <dc:date>2024-06-12T16:44:18.356987408</dc:date>
    <meta:editing-duration>PT2H55M2S</meta:editing-duration>
    <meta:editing-cycles>2</meta:editing-cycles>
    <meta:generator>LibreOffice/7.3.7.2$Linux_X86_64 LibreOffice_project/30$Build-2</meta:generator>
    <meta:document-statistic meta:table-count="0" meta:image-count="0" meta:object-count="0" meta:page-count="1" meta:paragraph-count="9" meta:word-count="90" meta:character-count="548" meta:non-whitespace-character-count="466"/>
  </office:meta>
</office:document-meta>
</file>